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eb5" officeooo:paragraph-rsid="00073eb5"/>
    </style:style>
    <style:style style:name="P2" style:family="paragraph" style:parent-style-name="Standard">
      <style:text-properties officeooo:rsid="00073eb5" officeooo:paragraph-rsid="00075143"/>
    </style:style>
    <style:style style:name="P3" style:family="paragraph" style:parent-style-name="Standard">
      <style:text-properties officeooo:rsid="00075143" officeooo:paragraph-rsid="00075143"/>
    </style:style>
    <style:style style:name="T1" style:family="text">
      <style:text-properties officeooo:rsid="00073eb5"/>
    </style:style>
    <style:style style:name="T2" style:family="text">
      <style:text-properties officeooo:rsid="000751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승완</text:p>
      <text:p text:style-name="Standard"/>
      <text:p text:style-name="Standard">- 자이스토리<text:span text:style-name="T1">(수학) :</text:span></text:p>
      <text:p text:style-name="Standard">지금 <text:span text:style-name="T1">19 : 00 21: 00 적당하다 </text:span></text:p>
      <text:p text:style-name="P1">15회 2시간 씩 30시간 </text:p>
      <text:p text:style-name="P1">월,화, 목,금 19:00 ~ 21:00 </text:p>
      <text:p text:style-name="P1"/>
      <text:p text:style-name="P1"/>
      <text:p text:style-name="P1">수학 메가스터디(현우진) : 뉴런 </text:p>
      <text:p text:style-name="P1">개인적으로 부족한 점 </text:p>
      <text:p text:style-name="P1">- 수2 (시발점, 책) :</text:p>
      <text:p text:style-name="P1">내년 수능에 이과, </text:p>
      <text:p text:style-name="P1"/>
      <text:p text:style-name="P1">기하/확통/미적분 → 미적분 </text:p>
      <text:p text:style-name="P1"/>
      <text:p text:style-name="P1">국어 </text:p>
      <text:p text:style-name="P1">화학1/생명과학1</text:p>
      <text:p text:style-name="P1"/>
      <text:p text:style-name="P1">백호/고석용 </text:p>
      <text:p text:style-name="P1"/>
      <text:p text:style-name="P1">영어 : 그럭저럭 </text:p>
      <text:p text:style-name="P1"/>
      <text:p text:style-name="P2">하고싶은 것 : 한의대 </text:p>
      <text:p text:style-name="P2"/>
      <text:p text:style-name="P2">수능 올 <text:span text:style-name="T2">2등급 </text:span></text:p>
      <text:p text:style-name="P2"/>
      <text:p text:style-name="P2">중간고사 한의대 </text:p>
      <text:p text:style-name="P2"/>
      <text:p text:style-name="P2">희망대학 : 경희대/동신대/동국대/부산대 </text:p>
      <text:p text:style-name="P2"/>
      <text:p text:style-name="P3">3월 모의고사 : 4개월 → 현</text:p>
      <text:p text:style-name="P2"/>
      <text:p text:style-name="P2">고등학교2학년인데 꽤나 진행이 되어 있음. </text:p>
      <text:p text:style-name="P2"/>
      <text:p text:style-name="P2">고2 <text:span text:style-name="T2">6월 모의고사 3 2 2 2 보류 </text:span></text:p>
      <text:p text:style-name="P2"/>
      <text:p text:style-name="P2">고2 <text:span text:style-name="T2">6월 영어 그냥 84 </text:span></text:p>
      <text:p text:style-name="P2"/>
      <text:p text:style-name="P2">국어 : 김동욱, 박민철 </text:p>
      <text:p text:style-name="P2">영어 : 조정식 </text:p>
      <text:p text:style-name="P2">수학 : 영어 </text:p>
      <text:p text:style-name="P2"/>
      <text:p text:style-name="P2">오르비 → </text:p>
      <text:p text:style-name="P2">혼자 수능 준비.</text:p>
      <text:p text:style-name="P2">자이스토리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9:00:19.113973419</meta:creation-date>
    <dc:date>2022-11-02T19:29:18.621028992</dc:date>
    <meta:editing-duration>PT7M49S</meta:editing-duration>
    <meta:editing-cycles>1</meta:editing-cycles>
    <meta:generator>LibreOffice/7.3.6.2$Linux_X86_64 LibreOffice_project/30$Build-2</meta:generator>
    <meta:document-statistic meta:table-count="0" meta:image-count="0" meta:object-count="0" meta:page-count="1" meta:paragraph-count="28" meta:word-count="255" meta:character-count="361" meta:non-whitespace-character-count="272"/>
  </office:meta>
</office:document-meta>
</file>